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1a1d5b" officeooo:paragraph-rsid="001a1d5b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ba23e" officeooo:paragraph-rsid="001ba23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a1d5b" officeooo:paragraph-rsid="001a1d5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officeooo:rsid="001a1d5b" officeooo:paragraph-rsid="001a1d5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N API</text:p>
      <text:p text:style-name="P4">Для приложения под windows:</text:p>
      <text:p text:style-name="P1">новые переменные t_char, и тд… см документацию.</text:p>
      <text:p text:style-name="P1"/>
      <text:p text:style-name="P1">Handle — некий адрес объекта в памяти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08:44:37.555506260</meta:creation-date>
    <dc:date>2019-02-14T09:52:32.930025653</dc:date>
    <meta:editing-duration>PT7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9" meta:character-count="119" meta:non-whitespace-character-count="103"/>
  </office:meta>
</office:document-meta>
</file>